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application/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text-properties fo:font-size="15pt" style:font-size-asian="15pt" style:font-size-complex="15pt"/>
    </style:style>
    <style:style style:name="P3" style:family="paragraph" style:parent-style-name="Text_20_body" style:list-style-name="L5">
      <style:text-properties fo:font-size="15pt" style:font-size-asian="15pt" style:font-size-complex="15pt"/>
    </style:style>
    <style:style style:name="P4" style:family="paragraph" style:parent-style-name="Text_20_body">
      <style:text-properties fo:font-size="15pt" fo:font-weight="bold" style:font-size-asian="15pt" style:font-weight-asian="bold" style:font-size-complex="15pt" style:font-weight-complex="bold"/>
    </style:style>
    <style:style style:name="P5" style:family="paragraph" style:parent-style-name="Text_20_body" style:list-style-name="L1">
      <style:paragraph-properties fo:margin-top="0cm" fo:margin-bottom="0cm" loext:contextual-spacing="false"/>
      <style:text-properties fo:font-size="15pt" style:font-size-asian="15pt" style:font-size-complex="15pt"/>
    </style:style>
    <style:style style:name="P6" style:family="paragraph" style:parent-style-name="Text_20_body" style:list-style-name="L2">
      <style:paragraph-properties fo:margin-top="0cm" fo:margin-bottom="0cm" loext:contextual-spacing="false"/>
      <style:text-properties fo:font-size="15pt" style:font-size-asian="15pt" style:font-size-complex="15pt"/>
    </style:style>
    <style:style style:name="P7" style:family="paragraph" style:parent-style-name="Text_20_body" style:list-style-name="L3">
      <style:paragraph-properties fo:margin-top="0cm" fo:margin-bottom="0cm" loext:contextual-spacing="false"/>
      <style:text-properties fo:font-size="15pt" style:font-size-asian="15pt" style:font-size-complex="15pt"/>
    </style:style>
    <style:style style:name="P8" style:family="paragraph" style:parent-style-name="Text_20_body" style:list-style-name="L4">
      <style:paragraph-properties fo:margin-top="0cm" fo:margin-bottom="0cm" loext:contextual-spacing="false"/>
      <style:text-properties fo:font-size="15pt" style:font-size-asian="15pt" style:font-size-complex="15pt"/>
    </style:style>
    <style:style style:name="P9" style:family="paragraph" style:parent-style-name="Text_20_body" style:list-style-name="L6">
      <style:paragraph-properties fo:margin-top="0cm" fo:margin-bottom="0cm" loext:contextual-spacing="false"/>
      <style:text-properties fo:font-size="15pt" style:font-size-asian="15pt" style:font-size-complex="15pt"/>
    </style:style>
    <style:style style:name="P10" style:family="paragraph" style:parent-style-name="Text_20_body" style:list-style-name="L7">
      <style:paragraph-properties fo:margin-top="0cm" fo:margin-bottom="0cm" loext:contextual-spacing="false"/>
      <style:text-properties fo:font-size="15pt" style:font-size-asian="15pt" style:font-size-complex="15pt"/>
    </style:style>
    <style:style style:name="P11" style:family="paragraph" style:parent-style-name="First_20_paragraph">
      <style:text-properties fo:font-size="15pt" style:font-size-asian="15pt" style:font-size-complex="15pt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min-label-width="1.016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min-label-width="1.016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3">
        <style:list-level-properties text:min-label-width="1.016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5">
        <style:list-level-properties text:min-label-width="1.016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)" style:num-format="1">
        <style:list-level-properties text:min-label-width="1.016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 text:min-label-width="1.016cm"/>
      </text:list-level-style-bullet>
      <text:list-level-style-bullet text:level="2" text:style-name="Bullet_20_Symbols" style:num-suffix="." text:bullet-char="◦">
        <style:list-level-properties text:space-before="1.016cm" text:min-label-width="1.016cm"/>
      </text:list-level-style-bullet>
      <text:list-level-style-bullet text:level="3" text:style-name="Bullet_20_Symbols" style:num-suffix="." text:bullet-char="▪">
        <style:list-level-properties text:space-before="2.032cm" text:min-label-width="1.016cm"/>
      </text:list-level-style-bullet>
      <text:list-level-style-bullet text:level="4" text:style-name="Bullet_20_Symbols" style:num-suffix="." text:bullet-char="•">
        <style:list-level-properties text:space-before="3.048cm" text:min-label-width="1.016cm"/>
      </text:list-level-style-bullet>
      <text:list-level-style-bullet text:level="5" text:style-name="Bullet_20_Symbols" style:num-suffix="." text:bullet-char="◦">
        <style:list-level-properties text:space-before="4.064cm" text:min-label-width="1.016cm"/>
      </text:list-level-style-bullet>
      <text:list-level-style-bullet text:level="6" text:style-name="Bullet_20_Symbols" style:num-suffix="." text:bullet-char="▪">
        <style:list-level-properties text:space-before="5.08cm" text:min-label-width="1.016cm"/>
      </text:list-level-style-bullet>
      <text:list-level-style-bullet text:level="7" text:style-name="Bullet_20_Symbols" style:num-suffix="." text:bullet-char="•">
        <style:list-level-properties text:space-before="6.096cm" text:min-label-width="1.016cm"/>
      </text:list-level-style-bullet>
      <text:list-level-style-bullet text:level="8" text:style-name="Bullet_20_Symbols" style:num-suffix="." text:bullet-char="◦">
        <style:list-level-properties text:space-before="7.112cm" text:min-label-width="1.016cm"/>
      </text:list-level-style-bullet>
      <text:list-level-style-bullet text:level="9" text:style-name="Bullet_20_Symbols" style:num-suffix="." text:bullet-char="▪">
        <style:list-level-properties text:space-before="8.128cm" text:min-label-width="1.016cm"/>
      </text:list-level-style-bullet>
      <text:list-level-style-bullet text:level="10" text:style-name="Bullet_20_Symbols" style:num-suffix="." text:bullet-char="•">
        <style:list-level-properties text:space-before="9.144cm" text:min-label-width="1.016cm"/>
      </text:list-level-style-bullet>
    </text:list-style>
    <text:list-style style:name="L7">
      <text:list-level-style-bullet text:level="1" text:style-name="Bullet_20_Symbols" style:num-suffix="." text:bullet-char="•">
        <style:list-level-properties text:min-label-width="1.016cm"/>
      </text:list-level-style-bullet>
      <text:list-level-style-bullet text:level="2" text:style-name="Bullet_20_Symbols" style:num-suffix="." text:bullet-char="◦">
        <style:list-level-properties text:space-before="1.016cm" text:min-label-width="1.016cm"/>
      </text:list-level-style-bullet>
      <text:list-level-style-bullet text:level="3" text:style-name="Bullet_20_Symbols" style:num-suffix="." text:bullet-char="▪">
        <style:list-level-properties text:space-before="2.032cm" text:min-label-width="1.016cm"/>
      </text:list-level-style-bullet>
      <text:list-level-style-bullet text:level="4" text:style-name="Bullet_20_Symbols" style:num-suffix="." text:bullet-char="•">
        <style:list-level-properties text:space-before="3.048cm" text:min-label-width="1.016cm"/>
      </text:list-level-style-bullet>
      <text:list-level-style-bullet text:level="5" text:style-name="Bullet_20_Symbols" style:num-suffix="." text:bullet-char="◦">
        <style:list-level-properties text:space-before="4.064cm" text:min-label-width="1.016cm"/>
      </text:list-level-style-bullet>
      <text:list-level-style-bullet text:level="6" text:style-name="Bullet_20_Symbols" style:num-suffix="." text:bullet-char="▪">
        <style:list-level-properties text:space-before="5.08cm" text:min-label-width="1.016cm"/>
      </text:list-level-style-bullet>
      <text:list-level-style-bullet text:level="7" text:style-name="Bullet_20_Symbols" style:num-suffix="." text:bullet-char="•">
        <style:list-level-properties text:space-before="6.096cm" text:min-label-width="1.016cm"/>
      </text:list-level-style-bullet>
      <text:list-level-style-bullet text:level="8" text:style-name="Bullet_20_Symbols" style:num-suffix="." text:bullet-char="◦">
        <style:list-level-properties text:space-before="7.112cm" text:min-label-width="1.016cm"/>
      </text:list-level-style-bullet>
      <text:list-level-style-bullet text:level="9" text:style-name="Bullet_20_Symbols" style:num-suffix="." text:bullet-char="▪">
        <style:list-level-properties text:space-before="8.128cm" text:min-label-width="1.016cm"/>
      </text:list-level-style-bullet>
      <text:list-level-style-bullet text:level="10" text:style-name="Bullet_20_Symbols" style:num-suffix="." text:bullet-char="•">
        <style:list-level-properties text:space-before="9.144cm" text:min-label-width="1.016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925111221" text:style-name="L1">
        <text:list-item>
          <text:p text:style-name="P5">Интонация и смысл.</text:p>
        </text:list-item>
      </text:list>
      <text:p text:style-name="P11">Два примера невербальной коммуникации:</text:p>
      <text:p text:style-name="P2">Колыбельная.</text:p>
      <text:p text:style-name="P2">Придет серенький волчок, И укусит за бочок, На-на, на-на, на-на-на, На-на, на-на, на-на-на</text:p>
      <text:p text:style-name="P2">Младенец все это слышит и рассуждает примерно так: ага гармонический минор, хорей. Текст про какого-то опасного хищника, который может меня атаковать…</text:p>
      <text:p text:style-name="P2">Конечно не так. Ребенок не понимает смысла слов, улавливая <text:span text:style-name="T1">интонации</text:span>: мама здесь, мама защитит, все хорошо.</text:p>
      <text:p text:style-name="P2">Немцы в Сталинграде слышат как русские солдаты поют старую казачью песню, которая нагоняет на них смертную тоску. Старый ефрейтор, воевавший еще в первую мировую переводит им слова. Немцы понимают, как они попали. Отношение к смерти:</text:p>
      <text:p text:style-name="P2">Не для меня придёт весна, Не для меня Дон разольётся, Там сердце девичье забьётся С восторгом чувств – не для меня.</text:p>
      <text:p text:style-name="P2">Немецкие солдаты чувствовали что песня — о смерти. Русские солдаты заранее готовятся умереть.</text:p>
      <text:list xml:id="list682131671" text:style-name="L2">
        <text:list-item>
          <text:p text:style-name="P6">Итак, <text:span text:style-name="T1">интонация</text:span> способна передавать значительно больше, чем мы привыкли думать.</text:p>
        </text:list-item>
      </text:list>
      <text:p text:style-name="P11">В церковном пении есть такое явление как Аненайки, териремы.</text:p>
      <text:p text:style-name="P2">Пример. “сотворившему вся”.</text:p>
      <text:p text:style-name="P2">Скабалланович думал, что это реликты глосоллалии, говорения языками, описанной в Деяниях Апостолов. Афонские греки считают что это неизреченные словеса, которые слышал ап. Павел на третьем небе.</text:p>
      <text:p text:style-name="P2">В контексте системы коммуникации нас интересует передача смысла. Какой смысл передает фонема, которую я сейчас пропел? Радость, ликование, удивление: какую красоту создал Бог (последнее мы извлекаем из слов псалма!) Значит, эмоция, радость, переливающаяся красками. Похоже на циганскую песню (возможно, это не случайно)</text:p>
      <text:p text:style-name="P4"><text:soft-page-break/>Интонация при общественной молитве</text:p>
      <text:p text:style-name="P2">Примеры погласиц Шестопсалмия.</text:p>
      <text:p text:style-name="P2">Итак, погласица, это интонирование текста, придавало некий объем, эмоцию. Иногда даже нотировалось (в древних Евангелиях, как славянских, так и греческих есть система знаков в Пасхальном Евангелии).</text:p>
      <text:list xml:id="list3376795766" text:style-name="L3">
        <text:list-item>
          <text:p text:style-name="P7">Рационализация. Когда началась? В эпоху патр Никона аненайки отрезали, упразднена хомония (Видехомо свето истиненыи), мелодия распределяется так, чтобы она подчеркивала ударения в тексте. Справа, поставившая своей задачей вывести на передний план смысл сообщения. Ритмическая и тональная структура дореформенного языка испорчена.</text:p>
        </text:list-item>
      </text:list>
      <text:p text:style-name="P11">То же самое со временем коснулось церковного чтения. Традиции забылись, все больше места дается индивидуальному творчеству с эмоциональным интонированием (теория аффектов). Поэтому, я думаю, последовал запрет на интонирование вообще (речитатив на одной ноте). Такое чтение монотонно, оно усыпляет.</text:p>
      <text:p text:style-name="P2">Обычная речь человека интонационно разнообразна. Интонация вопроса отличается от повествовательной. Икт, речитатив, концовка.</text:p>
      <text:p text:style-name="P2">Пример: В северной деревне до войны была речь очень богатая интонационно. Но когда после войны приехали записывать, то оказалось, что все жители говорят обычно. Установили радиорепродуктор, люди стали слушать и переучились по-новому.</text:p>
      <text:p text:style-name="P4">Итак, происходит Смена кода.</text:p>
      <text:p text:style-name="P2">Мажор-минор как средство передачи эмоции. Ведель? Нет погласиц (практически). Повышение тона и громкий крик это конечно, здорово, но это точно не погласица.</text:p>
      <text:p text:style-name="P2">Я крокодила пред тобою. ВинА себе тебе Богу моему предаю. И мамыка Господу</text:p>
      <text:p text:style-name="P2">Мы не понимаем слово Бога, обращенное к нам.</text:p>
      <text:list xml:id="list306872550" text:style-name="L4">
        <text:list-item>
          <text:p text:style-name="P8">Что делать?</text:p>
        </text:list-item>
      </text:list>
      <text:p text:style-name="P11"><text:soft-page-break/>Крайности:</text:p>
      <text:list xml:id="list2521492695" text:style-name="L5">
        <text:list-item>
          <text:p text:style-name="P3">реконструкторство, когда астрофизик, математик одев кафтан и сапоги, воображает, что он перенесся в Древнюю Русь, где только и существовала правильная молитва.</text:p>
          <text:p text:style-name="P3">Консервация означает смерть. Традиция должна жить и развиваться. Богослужебный язык, традиция интонирования не может оставаться незменным и не остается.</text:p>
        </text:list-item>
        <text:list-item>
          <text:p text:style-name="P3">Рационализация. Точность перевода приводит к смерти поэтики. Язык становится некрасивым, им не хочется пользоваться. Монотонная интонация.</text:p>
        </text:list-item>
      </text:list>
      <text:list xml:id="list2101391287" text:style-name="L6">
        <text:list-item>
          <text:p text:style-name="P9">Необходимость исправления. чтобы не превращаться в “Кимвал звякающий”.</text:p>
        </text:list-item>
      </text:list>
      <text:p text:style-name="P11">Это может быть новый церковно-русский перевод (Амвросий Тимрот)</text:p>
      <text:p text:style-name="P2">Или адаптированный славянский.</text:p>
      <text:p text:style-name="P2">Разнообразие подходов. Церковная рецепция — основной критерий. Нежизнеспособные формы отпадут сами.</text:p>
      <text:list xml:id="list3750336957" text:style-name="L7">
        <text:list-item>
          <text:p text:style-name="P10">Необходимость изучения. Этого нельзя требовать от всех. Пример из ап Павла (приходит человек и думает, что тут все беснуются)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Table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 loext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 loext:contextual-spacing="false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loext:contextual-spacing="false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Source_5f_Text" style:display-name="Source_Text" style:family="text"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<text:s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meta:print-date>2020-02-23T23:56:39.060134823</meta:print-date>
    <dc:date>2020-02-24T00:48:11.690408351</dc:date>
    <meta:editing-duration>PT50M41S</meta:editing-duration>
    <meta:editing-cycles>1</meta:editing-cycles>
    <meta:document-statistic meta:table-count="0" meta:image-count="0" meta:object-count="0" meta:page-count="3" meta:paragraph-count="36" meta:word-count="534" meta:character-count="3957" meta:non-whitespace-character-count="3463"/>
    <meta:generator>LibreOffice/6.1.5.2$Linux_x86 LibreOffice_project/10$Build-2</meta:generator>
  </office:meta>
</office:document-meta>
</file>